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swiss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2" style:family="graphic" style:parent-style-name="standard">
      <style:graphic-properties draw:fill-color="#81d41a" draw:textarea-horizontal-align="justify" draw:textarea-vertical-align="middle" draw:auto-grow-height="false" fo:min-height="0.323cm" fo:min-width="2.295cm" loext:decorative="false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2.903cm" fo:min-width="8.685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119cm" loext:decorative="false"/>
      <style:paragraph-properties style:writing-mode="lr-tb"/>
    </style:style>
    <style:style style:name="gr7" style:family="graphic" style:parent-style-name="standard">
      <style:graphic-properties svg:stroke-color="#355269" draw:fill-color="#b4c7dc" draw:textarea-horizontal-align="justify" draw:textarea-vertical-align="middle" draw:auto-grow-height="false" fo:min-height="0.897cm" fo:min-width="7.314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227cm" fo:min-width="0.93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56cm" loext:decorative="false"/>
      <style:paragraph-properties style:writing-mode="lr-tb"/>
    </style:style>
    <style:style style:name="gr10" style:family="graphic" style:parent-style-name="standard">
      <style:graphic-properties draw:fill-color="#b4c7dc" draw:textarea-horizontal-align="justify" draw:textarea-vertical-align="middle" draw:auto-grow-height="false" fo:min-height="0.323cm" fo:min-width="4.835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width="0.018cm" svg:stroke-color="#000000" draw:marker-start-width="0.227cm" draw:marker-end="Arrowheads_20_3" draw:marker-end-width="0.327cm" draw:fill="none" draw:textarea-vertical-align="middle" fo:padding-top="0.134cm" fo:padding-bottom="0.134cm" fo:padding-left="0.259cm" fo:padding-right="0.259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9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 loext:decorative="false"/>
      <style:paragraph-properties style:writing-mode="lr-tb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0.61cm" fo:min-width="2.583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b4c7dc" draw:textarea-horizontal-align="justify" draw:textarea-vertical-align="middle" draw:auto-grow-height="false" fo:min-height="0.323cm" fo:min-width="2.613cm" style:writing-mode="lr-tb" loext:decorative="false"/>
      <style:paragraph-properties style:writing-mode="lr-tb"/>
    </style:style>
    <style:style style:name="gr16" style:family="graphic" style:parent-style-name="standard">
      <style:graphic-properties draw:fill-color="#b4c7dc" draw:textarea-horizontal-align="justify" draw:textarea-vertical-align="middle" draw:auto-grow-height="false" fo:min-height="0.61cm" fo:min-width="2.311cm" style:writing-mode="lr-tb" loext:decorative="false"/>
      <style:paragraph-properties style:writing-mode="lr-tb"/>
    </style:style>
    <style:style style:name="gr17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gr18" style:family="graphic" style:parent-style-name="standard">
      <style:graphic-properties draw:fill-color="#b4c7dc" draw:textarea-horizontal-align="justify" draw:textarea-vertical-align="middle" draw:auto-grow-height="false" fo:min-height="1.184cm" fo:min-width="3.791cm" style:writing-mode="lr-tb" loext:decorative="false"/>
      <style:paragraph-properties style:writing-mode="lr-tb"/>
    </style:style>
    <style:style style:name="gr19" style:family="graphic" style:parent-style-name="standard">
      <style:graphic-properties draw:fill-color="#b4c7dc" draw:textarea-horizontal-align="justify" draw:textarea-vertical-align="middle" draw:auto-grow-height="false" fo:min-height="1.414cm" fo:min-width="4.085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34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65cm" loext:decorative="false"/>
      <style:paragraph-properties style:writing-mode="lr-tb"/>
    </style:style>
    <style:style style:name="gr22" style:family="graphic" style:parent-style-name="standard">
      <style:graphic-properties draw:fill-color="#b4c7dc" draw:textarea-horizontal-align="justify" draw:textarea-vertical-align="middle" draw:auto-grow-height="false" fo:min-height="1.013cm" fo:min-width="4.127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2.237cm" loext:decorative="false"/>
      <style:paragraph-properties style:writing-mode="lr-tb"/>
    </style:style>
    <style:style style:name="gr24" style:family="graphic" style:parent-style-name="standard">
      <style:graphic-properties draw:fill-color="#b4c7dc" draw:textarea-horizontal-align="justify" draw:textarea-vertical-align="middle" draw:auto-grow-height="false" fo:min-height="0.61cm" fo:min-width="2.71cm" style:writing-mode="lr-tb" loext:decorative="false"/>
      <style:paragraph-properties style:writing-mode="lr-tb"/>
    </style:style>
    <style:style style:name="gr25" style:family="graphic" style:parent-style-name="standard">
      <style:graphic-properties draw:fill-color="#b4c7dc" draw:textarea-horizontal-align="justify" draw:textarea-vertical-align="middle" draw:auto-grow-height="false" fo:min-height="0.539cm" fo:min-width="2.908cm" style:writing-mode="lr-tb" loext:decorative="false"/>
      <style:paragraph-properties style:writing-mode="lr-tb"/>
    </style:style>
    <style:style style:name="gr26" style:family="graphic" style:parent-style-name="standard">
      <style:graphic-properties draw:fill-color="#b4c7dc" draw:textarea-horizontal-align="justify" draw:textarea-vertical-align="middle" draw:auto-grow-height="false" fo:min-height="1.513cm" fo:min-width="3.755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b4c7dc" draw:textarea-horizontal-align="justify" draw:textarea-vertical-align="middle" draw:auto-grow-height="false" fo:min-height="0.485cm" fo:min-width="4.185cm" style:writing-mode="lr-tb" loext:decorative="false"/>
      <style:paragraph-properties style:writing-mode="lr-tb"/>
    </style:style>
    <style:style style:name="gr28" style:family="graphic" style:parent-style-name="standard">
      <style:graphic-properties draw:fill-color="#b4c7dc" draw:textarea-horizontal-align="justify" draw:textarea-vertical-align="middle" draw:auto-grow-height="false" fo:min-height="0.611cm" fo:min-width="4.171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b4c7dc" draw:textarea-horizontal-align="justify" draw:textarea-vertical-align="middle" draw:auto-grow-height="false" fo:min-height="0.323cm" fo:min-width="4.201cm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b4c7dc" draw:textarea-horizontal-align="justify" draw:textarea-vertical-align="middle" draw:auto-grow-height="false" fo:min-height="0.611cm" fo:min-width="4.488cm" style:writing-mode="lr-tb" loext:decorative="false"/>
      <style:paragraph-properties style:writing-mode="lr-tb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0.449cm" fo:min-width="0.93cm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701cm" loext:decorative="false"/>
      <style:paragraph-properties style:writing-mode="lr-tb"/>
    </style:style>
    <style:style style:name="gr33" style:family="graphic" style:parent-style-name="standard">
      <style:graphic-properties draw:fill-color="#b4c7dc" draw:textarea-horizontal-align="justify" draw:textarea-vertical-align="middle" draw:auto-grow-height="false" fo:min-height="0.897cm" fo:min-width="7.948cm" style:writing-mode="lr-tb" loext:decorative="false"/>
      <style:paragraph-properties style:writing-mode="lr-tb"/>
    </style:style>
    <style:style style:name="gr34" style:family="graphic" style:parent-style-name="standard">
      <style:graphic-properties draw:fill-color="#b4c7dc" draw:textarea-horizontal-align="justify" draw:textarea-vertical-align="middle" draw:auto-grow-height="false" fo:min-height="0.323cm" fo:min-width="8.01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b4c7dc" draw:textarea-horizontal-align="justify" draw:textarea-vertical-align="middle" draw:auto-grow-height="false" fo:min-height="0.896cm" fo:min-width="2.869cm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01cm" loext:decorative="false"/>
      <style:paragraph-properties style:writing-mode="lr-tb"/>
    </style:style>
    <style:style style:name="gr37" style:family="graphic" style:parent-style-name="standard">
      <style:graphic-properties draw:fill-color="#b4c7dc" draw:textarea-horizontal-align="justify" draw:textarea-vertical-align="middle" draw:auto-grow-height="false" fo:min-height="0.896cm" fo:min-width="3.187cm" style:writing-mode="lr-tb" loext:decorative="false"/>
      <style:paragraph-properties style:writing-mode="lr-tb"/>
    </style:style>
    <style:style style:name="gr38" style:family="graphic" style:parent-style-name="standard">
      <style:graphic-properties draw:fill-color="#b4c7dc" draw:textarea-horizontal-align="justify" draw:textarea-vertical-align="middle" draw:auto-grow-height="false" fo:min-height="0.485cm" fo:min-width="4.032cm" style:writing-mode="lr-tb" loext:decorative="false"/>
      <style:paragraph-properties style:writing-mode="lr-tb"/>
    </style:style>
    <style:style style:name="gr39" style:family="graphic" style:parent-style-name="standard">
      <style:graphic-properties draw:fill-color="#b4c7dc" draw:textarea-horizontal-align="justify" draw:textarea-vertical-align="middle" draw:auto-grow-height="false" fo:min-height="0.61cm" fo:min-width="3.218cm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898cm" loext:decorative="false"/>
      <style:paragraph-properties style:writing-mode="lr-tb"/>
    </style:style>
    <style:style style:name="gr41" style:family="graphic" style:parent-style-name="standard">
      <style:graphic-properties draw:fill-color="#b4c7dc" draw:textarea-horizontal-align="justify" draw:textarea-vertical-align="middle" draw:auto-grow-height="false" fo:min-height="0.317cm" fo:min-width="2.615cm" style:writing-mode="lr-tb" loext:decorative="false"/>
      <style:paragraph-properties style:writing-mode="lr-tb"/>
    </style:style>
    <style:style style:name="gr42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43" style:family="graphic" style:parent-style-name="standard">
      <style:graphic-properties draw:fill-color="#b4c7dc" draw:textarea-horizontal-align="justify" draw:textarea-vertical-align="middle" draw:auto-grow-height="false" fo:min-height="0.875cm" fo:min-width="4.46cm" style:writing-mode="lr-tb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77cm" loext:decorative="false"/>
      <style:paragraph-properties style:writing-mode="lr-tb"/>
    </style:style>
    <style:style style:name="gr45" style:family="graphic" style:parent-style-name="objectwithoutfill">
      <style:graphic-properties svg:stroke-width="0cm" svg:stroke-color="#000000" draw:marker-end="Arrowheads_20_7" draw:marker-end-width="0.3cm" draw:fill="none" draw:textarea-vertical-align="middle" loext:decorative="false"/>
    </style:style>
    <style:style style:name="gr46" style:family="graphic" style:parent-style-name="standard">
      <style:graphic-properties draw:fill-color="#b4c7dc" draw:textarea-horizontal-align="justify" draw:textarea-vertical-align="middle" draw:auto-grow-height="false" fo:min-height="0.896cm" fo:min-width="1.598cm" style:writing-mode="lr-tb" loext:decorative="false"/>
      <style:paragraph-properties style:writing-mode="lr-tb"/>
    </style:style>
    <style:style style:name="gr47" style:family="graphic" style:parent-style-name="standard">
      <style:graphic-properties draw:fill-color="#b4c7dc" draw:textarea-horizontal-align="justify" draw:textarea-vertical-align="middle" draw:auto-grow-height="false" fo:min-height="0.896cm" fo:min-width="2.678cm" style:writing-mode="lr-tb" loext:decorative="false"/>
      <style:paragraph-properties style:writing-mode="lr-tb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0.399cm" fo:min-width="0.771cm" style:writing-mode="lr-tb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319cm" loext:decorative="false"/>
      <style:paragraph-properties style:writing-mode="lr-tb"/>
    </style:style>
    <style:style style:name="gr50" style:family="graphic" style:parent-style-name="objectwithoutfill">
      <style:graphic-properties svg:stroke-color="#000000" draw:marker-end="Arrowheads_20_9" draw:marker-end-width="0.3cm" draw:fill="none" draw:textarea-vertical-align="middle" loext:decorative="false"/>
    </style:style>
    <style:style style:name="gr51" style:family="graphic" style:parent-style-name="standard">
      <style:graphic-properties draw:stroke="none" draw:fill="none" fo:min-height="0.891cm" loext:decorative="false"/>
      <style:paragraph-properties style:writing-mode="lr-tb"/>
    </style:style>
    <style:style style:name="gr52" style:family="graphic" style:parent-style-name="standard">
      <style:graphic-properties draw:fill-color="#ffffff" draw:textarea-horizontal-align="justify" draw:textarea-vertical-align="middle" draw:auto-grow-height="false" fo:min-height="0.538cm" fo:min-width="0.771cm" style:writing-mode="lr-tb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19cm" loext:decorative="false"/>
      <style:paragraph-properties style:writing-mode="lr-tb"/>
    </style:style>
    <style:style style:name="gr54" style:family="graphic" style:parent-style-name="objectwithoutfill">
      <style:graphic-properties svg:stroke-color="#000000" draw:marker-end="Arrowheads_20_13" draw:marker-end-width="0.3cm" draw:fill="none" draw:textarea-vertical-align="middle" loext:decorative="false"/>
    </style:style>
    <style:style style:name="gr55" style:family="graphic" style:parent-style-name="objectwithoutfill">
      <style:graphic-properties svg:stroke-color="#000000" draw:marker-end="Arrowheads_20_16" draw:marker-end-width="0.3cm" draw:fill="none" draw:textarea-vertical-align="middle" loext:decorative="false"/>
    </style:style>
    <style:style style:name="gr56" style:family="graphic" style:parent-style-name="objectwithoutfill">
      <style:graphic-properties svg:stroke-color="#000000" draw:marker-end="Arrowheads_20_17" draw:marker-end-width="0.3cm" draw:fill="none" draw:textarea-vertical-align="middle" loext:decorative="false"/>
    </style:style>
    <style:style style:name="gr57" style:family="graphic" style:parent-style-name="objectwithoutfill">
      <style:graphic-properties svg:stroke-color="#000000" draw:marker-end="Arrowheads_20_18" draw:marker-end-width="0.3cm" draw:fill="none" draw:textarea-vertical-align="middle" loext:decorative="false"/>
    </style:style>
    <style:style style:name="gr58" style:family="graphic" style:parent-style-name="objectwithoutfill">
      <style:graphic-properties svg:stroke-color="#000000" draw:marker-end="Arrowheads_20_19" draw:marker-end-width="0.3cm" draw:fill="none" draw:textarea-vertical-align="middle" loext:decorative="false"/>
    </style:style>
    <style:style style:name="gr59" style:family="graphic" style:parent-style-name="standard">
      <style:graphic-properties draw:fill-color="#b4c7dc" draw:textarea-horizontal-align="justify" draw:textarea-vertical-align="middle" draw:auto-grow-height="false" fo:min-height="0.602cm" fo:min-width="2.583cm" style:writing-mode="lr-tb" loext:decorative="false"/>
      <style:paragraph-properties style:writing-mode="lr-tb"/>
    </style:style>
    <style:style style:name="gr60" style:family="graphic" style:parent-style-name="objectwithoutfill">
      <style:graphic-properties svg:stroke-width="0.159cm" svg:stroke-color="#355269" draw:marker-start-width="0.438cm" draw:marker-end="Arrowheads_20_20" draw:marker-end-width="0.438cm" draw:fill="none" draw:textarea-vertical-align="middle" fo:padding-top="0.204cm" fo:padding-bottom="0.204cm" fo:padding-left="0.329cm" fo:padding-right="0.329cm" loext:decorative="false"/>
    </style:style>
    <style:style style:name="gr61" style:family="graphic" style:parent-style-name="standard">
      <style:graphic-properties draw:fill-color="#b4c7dc" draw:textarea-horizontal-align="justify" draw:textarea-vertical-align="middle" draw:auto-grow-height="false" fo:min-height="0.323cm" fo:min-width="3.566cm" style:writing-mode="lr-tb" loext:decorative="false"/>
      <style:paragraph-properties style:writing-mode="lr-tb"/>
    </style:style>
    <style:style style:name="gr62" style:family="graphic" style:parent-style-name="objectwithoutfill">
      <style:graphic-properties svg:stroke-color="#000000" draw:marker-end="Arrowheads_20_21" draw:marker-end-width="0.3cm" draw:fill="none" draw:textarea-vertical-align="middle" loext:decorative="false"/>
    </style:style>
    <style:style style:name="gr63" style:family="graphic" style:parent-style-name="objectwithoutfill">
      <style:graphic-properties svg:stroke-color="#000000" draw:marker-end="Arrowheads_20_22" draw:marker-end-width="0.3cm" draw:fill="none" draw:textarea-vertical-align="middle" loext:decorative="false"/>
    </style:style>
    <style:style style:name="gr64" style:family="graphic" style:parent-style-name="objectwithoutfill">
      <style:graphic-properties svg:stroke-color="#000000" draw:marker-end="Arrowheads_20_25" draw:marker-end-width="0.3cm" draw:fill="none" draw:textarea-vertical-align="middle" loext:decorative="false"/>
    </style:style>
    <style:style style:name="gr65" style:family="graphic" style:parent-style-name="standard">
      <style:graphic-properties draw:fill-color="#b4c7dc" draw:textarea-horizontal-align="justify" draw:textarea-vertical-align="middle" draw:auto-grow-height="false" fo:min-height="1.183cm" fo:min-width="3.474cm" style:writing-mode="lr-tb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087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1.087cm" loext:decorative="false"/>
      <style:paragraph-properties style:writing-mode="lr-tb"/>
    </style:style>
    <style:style style:name="gr68" style:family="graphic" style:parent-style-name="objectwithoutfill">
      <style:graphic-properties svg:stroke-color="#000000" draw:marker-end="Arrowheads_20_26" draw:marker-end-width="0.3cm" draw:fill="none" draw:textarea-vertical-align="middle" loext:decorative="false"/>
    </style:style>
    <style:style style:name="gr69" style:family="graphic" style:parent-style-name="objectwithoutfill">
      <style:graphic-properties svg:stroke-color="#000000" draw:marker-end="Arrowheads_20_27" draw:marker-end-width="0.3cm" draw:fill="none" draw:textarea-vertical-align="middle" loext:decorative="false"/>
    </style:style>
    <style:style style:name="gr70" style:family="graphic" style:parent-style-name="objectwithoutfill">
      <style:graphic-properties svg:stroke-color="#000000" draw:marker-end="Arrowheads_20_28" draw:marker-end-width="0.3cm" draw:fill="none" draw:textarea-vertical-align="middle" loext:decorative="false"/>
    </style:style>
    <style:style style:name="gr71" style:family="graphic" style:parent-style-name="objectwithoutfill">
      <style:graphic-properties svg:stroke-color="#000000" draw:marker-end="Arrowheads_20_29" draw:marker-end-width="0.3cm" draw:fill="none" draw:textarea-vertical-align="middle" loext:decorative="false"/>
    </style:style>
    <style:style style:name="gr72" style:family="graphic" style:parent-style-name="objectwithoutfill">
      <style:graphic-properties svg:stroke-color="#000000" draw:marker-end="Arrowheads_20_31" draw:marker-end-width="0.3cm" draw:fill="none" draw:textarea-vertical-align="middle" loext:decorative="false"/>
    </style:style>
    <style:style style:name="gr73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74" style:family="graphic" style:parent-style-name="objectwithoutfill">
      <style:graphic-properties svg:stroke-color="#000000" draw:marker-end="Arrowheads_20_34" draw:marker-end-width="0.3cm" draw:fill="none" draw:textarea-vertical-align="middle" loext:decorative="false"/>
    </style:style>
    <style:style style:name="gr75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-color="#dee6ef"/>
      <style:paragraph-properties fo:text-align="center"/>
    </style:style>
    <style:style style:name="P4" style:family="paragraph">
      <loext:graphic-properties draw:fill="none" draw:fill-color="#ffffff"/>
      <style:text-properties style:font-name="Liberation Mono" fo:font-size="14pt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Liberation Mono" fo:font-size="14pt"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font-name="Liberation Mono1" fo:font-size="9pt" fo:font-weight="normal" style:font-size-asian="9pt" style:font-weight-asian="normal" style:font-size-complex="9pt" style:font-weight-complex="normal"/>
    </style:style>
    <style:style style:name="P8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style:font-name="Liberation Mono1" fo:font-size="9pt" fo:font-weight="normal" style:font-size-asian="9pt" style:font-weight-asian="normal" style:font-size-complex="9pt" style:font-weight-complex="normal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11" style:family="paragraph">
      <style:paragraph-properties fo:text-align="center"/>
      <style:text-properties style:font-name="Liberation Mono1" fo:font-size="9pt" fo:font-weight="bold" style:font-size-asian="9pt" style:font-weight-asian="bold" style:font-size-complex="9pt" style:font-weight-complex="bold"/>
    </style:style>
    <style:style style:name="P12" style:family="paragraph">
      <loext:graphic-properties draw:fill-color="#b4c7dc"/>
      <style:paragraph-properties fo:text-align="center" style:writing-mode="lr-tb"/>
      <style:text-properties style:font-name="Liberation Mono1" fo:font-size="9pt" fo:font-weight="bold" style:font-size-asian="9pt" style:font-weight-asian="bold" style:font-size-complex="9pt" style:font-weight-complex="bold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start"/>
      <style:text-properties style:font-name="Liberation Mono1" fo:font-size="9pt" fo:font-weight="bold" style:font-size-asian="9pt" style:font-weight-asian="bold" style:font-size-complex="9pt" style:font-weight-complex="bold"/>
    </style:style>
    <style:style style:name="P15" style:family="paragraph">
      <loext:graphic-properties draw:fill="none"/>
      <style:paragraph-properties fo:text-align="center"/>
      <style:text-properties fo:font-weight="bold"/>
    </style:style>
    <style:style style:name="P16" style:family="paragraph">
      <style:paragraph-properties fo:text-align="center"/>
      <style:text-properties fo:font-size="6pt" fo:font-weight="bold" style:font-size-asian="6pt" style:font-size-complex="6pt"/>
    </style:style>
    <style:style style:name="P17" style:family="paragraph">
      <loext:graphic-properties draw:fill-color="#ffffff"/>
      <style:paragraph-properties fo:text-align="center" style:writing-mode="lr-tb"/>
      <style:text-properties fo:font-size="6pt" fo:font-weight="bold" style:font-size-asian="6pt" style:font-size-complex="6pt"/>
    </style:style>
    <style:style style:name="P18" style:family="paragraph">
      <loext:graphic-properties draw:fill="none" draw:fill-color="#ffffff"/>
      <style:text-properties fo:font-weight="bold"/>
    </style:style>
    <style:style style:name="P19" style:family="paragraph">
      <loext:graphic-properties draw:fill="none" draw:fill-color="#ffffff"/>
      <style:paragraph-properties fo:text-align="center"/>
      <style:text-properties style:font-name="Liberation Mono" fo:font-size="28pt" fo:font-weight="bold" style:font-size-asian="28pt" style:font-weight-asian="bold" style:font-size-complex="28pt" style:font-weight-complex="bold"/>
    </style:style>
    <style:style style:name="P20" style:family="paragraph">
      <loext:graphic-properties draw:fill="none" draw:fill-color="#ffffff"/>
      <style:text-properties fo:font-size="7pt" style:font-size-asian="7pt" style:font-size-complex="7pt"/>
    </style:style>
    <style:style style:name="P21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22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23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24" style:family="paragraph">
      <loext:graphic-properties draw:fill="none" draw:fill-color="#ffffff"/>
      <style:text-properties fo:font-size="10pt" style:font-size-asian="10pt" style:font-size-complex="10pt"/>
    </style:style>
    <style:style style:name="P25" style:family="paragraph">
      <loext:graphic-properties draw:fill="none"/>
    </style:style>
    <style:style style:name="P26" style:family="paragraph">
      <style:paragraph-properties fo:text-align="center"/>
      <style:text-properties fo:font-weight="bold" style:font-weight-asian="bold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28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29" style:family="paragraph">
      <loext:graphic-properties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style:font-name="Liberation Mono" fo:font-size="14pt" fo:font-weight="bold" style:font-weight-asian="bold" style:font-weight-complex="bold"/>
    </style:style>
    <style:style style:name="T2" style:family="text">
      <style:text-properties style:font-name="Liberation Mono" fo:font-size="14pt" fo:font-weight="bold" style:font-size-asian="9pt" style:font-weight-asian="bold" style:font-size-complex="9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name="Liberation Mono1"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Liberation Mono1" fo:font-size="4pt" fo:font-weight="bold" style:font-size-asian="4pt" style:font-weight-asian="bold" style:font-size-complex="4pt" style:font-weight-complex="bold"/>
    </style:style>
    <style:style style:name="T7" style:family="text">
      <style:text-properties style:font-name="Liberation Mono1" fo:font-size="6pt" fo:font-weight="normal" style:font-size-asian="6pt" style:font-weight-asian="normal" style:font-size-complex="6pt" style:font-weight-complex="normal"/>
    </style:style>
    <style:style style:name="T8" style:family="text">
      <style:text-properties style:font-name="Liberation Mono1" fo:font-size="6pt" fo:font-weight="bold" style:font-size-asian="6pt" style:font-weight-asian="bold" style:font-size-complex="6pt" style:font-weight-complex="bold"/>
    </style:style>
    <style:style style:name="T9" style:family="text">
      <style:text-properties fo:font-size="6pt" fo:font-weight="bold" style:font-size-asian="6pt" style:font-size-complex="6pt"/>
    </style:style>
    <style:style style:name="T10" style:family="text">
      <style:text-properties fo:font-size="12pt" fo:font-weight="bold" style:font-size-asian="12pt" style:font-size-complex="12pt"/>
    </style:style>
    <style:style style:name="T11" style:family="text">
      <style:text-properties style:font-name="Liberation Mono1" fo:font-size="6pt" fo:font-weight="bold" style:font-size-asian="6pt" style:font-weight-asian="normal" style:font-size-complex="6pt" style:font-weight-complex="normal"/>
    </style:style>
    <style:style style:name="T12" style:family="text">
      <style:text-properties style:font-name="Liberation Mono"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style:font-name="Liberation Mono1" fo:font-size="7pt" fo:font-weight="normal" style:font-size-asian="7pt" style:font-weight-asian="normal" style:font-size-complex="7pt" style:font-weight-complex="normal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T19" style:family="text">
      <style:text-properties fo:font-size="9pt" fo:font-weight="bold" style:font-size-asian="9pt" style:font-weight-asian="bold" style:font-size-complex="9pt" style:font-weight-complex="bold"/>
    </style:style>
    <style:style style:name="T2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4.316cm" svg:y1="10.7cm" svg:x2="24.316cm" svg:y2="11.208cm">
          <text:p/>
        </draw:line>
        <draw:custom-shape draw:style-name="gr2" draw:text-style-name="P2" draw:layer="layout" svg:width="2.857cm" svg:height="0.635cm" svg:x="2.27cm" svg:y="1.3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9.525cm" svg:height="3.493cm" svg:x="1.635cm" svg:y="2.9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3.81cm" svg:height="1.27cm" svg:x="2.27cm" svg:y="2.955cm">
          <draw:text-box>
            <text:p><text:span text:style-name="T1">setup()</text:span></text:p>
          </draw:text-box>
        </draw:frame>
        <draw:frame draw:style-name="gr4" draw:text-style-name="P6" draw:layer="layout" svg:width="3.81cm" svg:height="1.27cm" svg:x="8.798cm" svg:y="7.718cm">
          <draw:text-box>
            <text:p text:style-name="P5"><text:span text:style-name="T1">Main Loop</text:span></text:p>
          </draw:text-box>
        </draw:frame>
        <draw:connector draw:style-name="gr5" draw:text-style-name="P1" draw:layer="layout" draw:type="line" svg:x1="4.175cm" svg:y1="6.448cm" svg:x2="4.175cm" svg:y2="8.861cm" svg:d="M4175 6448v2413" svg:viewBox="0 0 1 2414">
          <text:p/>
        </draw:connector>
        <draw:frame draw:style-name="gr6" draw:text-style-name="P4" draw:layer="layout" svg:width="3.175cm" svg:height="1.369cm" svg:x="2.27cm" svg:y="1.317cm">
          <draw:text-box>
            <text:p><text:span text:style-name="T1">Power On</text:span></text:p>
          </draw:text-box>
        </draw:frame>
        <draw:connector draw:style-name="gr5" draw:text-style-name="P1" draw:layer="layout" draw:type="line" svg:x1="4.175cm" svg:y1="2.003cm" svg:x2="4.175cm" svg:y2="2.955cm" svg:d="M4175 2003v952" svg:viewBox="0 0 1 953">
          <text:p/>
        </draw:connector>
        <draw:custom-shape draw:style-name="gr7" draw:text-style-name="P8" draw:layer="layout" svg:width="7.938cm" svg:height="1.271cm" svg:x="2.587cm" svg:y="8.936cm">
          <text:p text:style-name="P7"><text:span text:style-name="T2">switch (currentStat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2.858cm" svg:height="0.953cm" svg:x="22.907cm" svg:y="11.208cm">
          <text:p text:style-name="P9"><text:span text:style-name="T3">Failed che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24.494cm" svg:y1="4.011cm" svg:x2="24.494cm" svg:y2="4.667cm">
          <text:p/>
        </draw:line>
        <draw:frame draw:style-name="gr9" draw:text-style-name="P6" draw:layer="layout" svg:width="7.938cm" svg:height="0.81cm" svg:x="22.589cm" svg:y="3.222cm">
          <draw:text-box>
            <text:p text:style-name="P5"><text:span text:style-name="T1">INITIALIZATION STATE</text:span></text:p>
          </draw:text-box>
        </draw:frame>
        <draw:custom-shape draw:style-name="gr10" draw:text-style-name="P12" draw:layer="layout" svg:width="5.397cm" svg:height="0.635cm" svg:x="21.637cm" svg:y="12.796cm">
          <text:p text:style-name="P11"><text:span text:style-name="T4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4.342cm" svg:y1="13.431cm" svg:x2="24.342cm" svg:y2="14.087cm">
          <text:p/>
        </draw:line>
        <draw:line draw:style-name="gr11" draw:text-style-name="P1" draw:layer="layout" svg:x1="25.763cm" svg:y1="11.71cm" svg:x2="27.668cm" svg:y2="11.71cm">
          <text:p/>
        </draw:line>
        <draw:frame draw:style-name="gr12" draw:text-style-name="P13" draw:layer="layout" svg:width="1.196cm" svg:height="0.725cm" svg:x="25.66cm" svg:y="11.158cm">
          <draw:text-box>
            <text:p><text:span text:style-name="T5">Yes</text:span></text:p>
          </draw:text-box>
        </draw:frame>
        <draw:frame draw:style-name="gr13" draw:text-style-name="P13" draw:layer="layout" svg:width="1.044cm" svg:height="0.725cm" svg:x="23.224cm" svg:y="12.014cm">
          <draw:text-box>
            <text:p><text:span text:style-name="T5">No</text:span></text:p>
          </draw:text-box>
        </draw:frame>
        <draw:custom-shape draw:style-name="gr10" draw:text-style-name="P12" draw:layer="layout" svg:width="5.397cm" svg:height="0.635cm" svg:x="21.637cm" svg:y="14.129cm">
          <text:p text:style-name="P11"><text:span text:style-name="T4">updateLabVIEW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4.342cm" svg:y1="6.001cm" svg:x2="24.342cm" svg:y2="6.657cm">
          <text:p/>
        </draw:line>
        <draw:custom-shape draw:style-name="gr14" draw:text-style-name="P12" xml:id="id2" draw:id="id2" draw:layer="layout" svg:width="3.175cm" svg:height="0.952cm" svg:x="27.669cm" svg:y="11.343cm">
          <text:p text:style-name="P11"><text:span text:style-name="T4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3.175cm" svg:height="0.635cm" svg:x="27.669cm" svg:y="12.421cm">
          <text:p text:style-name="P11"><text:span text:style-name="T4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xml:id="id1" draw:id="id1" draw:layer="layout" svg:width="2.903cm" svg:height="0.952cm" svg:x="27.987cm" svg:y="13.557cm">
          <text:p text:style-name="P11"><text:span text:style-name="T4">Retry selfChecks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9.384cm" svg:y1="13.189cm" svg:x2="29.384cm" svg:y2="13.527cm">
          <text:p/>
        </draw:line>
        <draw:connector draw:style-name="gr17" draw:text-style-name="P1" draw:layer="layout" svg:x1="29.438cm" svg:y1="14.509cm" svg:x2="30.844cm" svg:y2="11.819cm" draw:start-shape="id1" draw:start-glue-point="2" draw:end-shape="id2" svg:d="M29438 14509v502h1953v-3192h-547" svg:viewBox="0 0 1954 3193">
          <text:p/>
        </draw:connector>
        <draw:custom-shape draw:style-name="gr18" draw:text-style-name="P12" draw:layer="layout" svg:width="4.445cm" svg:height="1.588cm" svg:x="21.954cm" svg:y="4.667cm">
          <text:p text:style-name="P11"><text:span text:style-name="T4"/></text:p>
          <text:p text:style-name="P11"><text:span text:style-name="T4">Establish Comms</text:span></text:p>
          <text:p text:style-name="P11"><text:span text:style-name="T6"/></text:p>
          <text:p text:style-name="P14"><text:span text:style-name="T7">- Serial: program + log</text:span></text:p>
          <text:p text:style-name="P14"><text:span text:style-name="T7">- Serial1: LabVIEW</text:span></text:p>
          <text:p text:style-name="P14"><text:span text:style-name="T7">- Serial2: Pressure Gauge</text:span></text:p>
          <text:p text:style-name="P11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4.341cm" svg:y1="12.18cm" svg:x2="24.341cm" svg:y2="12.739cm">
          <text:p/>
        </draw:line>
        <draw:line draw:style-name="gr1" draw:text-style-name="P1" draw:layer="layout" svg:x1="24.342cm" svg:y1="8.287cm" svg:x2="24.342cm" svg:y2="8.943cm">
          <text:p/>
        </draw:line>
        <draw:line draw:style-name="gr1" draw:text-style-name="P15" draw:layer="layout" svg:x1="53.209cm" svg:y1="12.288cm" svg:x2="53.209cm" svg:y2="12.796cm">
          <text:p/>
        </draw:line>
        <draw:custom-shape draw:style-name="gr19" draw:text-style-name="P12" draw:layer="layout" svg:width="4.763cm" svg:height="1.842cm" svg:x="50.847cm" svg:y="10.51cm">
          <text:p text:style-name="P11"><text:span text:style-name="T4">Perform selfChecks()</text:span></text:p>
          <text:p text:style-name="P11"><text:span text:style-name="T8"/></text:p>
          <text:p text:style-name="P14"><text:span text:style-name="T8">- read power states</text:span></text:p>
          <text:p text:style-name="P14"><text:span text:style-name="T8">- verify valve positions</text:span></text:p>
          <text:p text:style-name="P14"><text:span text:style-name="T8">- set LED indica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7" draw:layer="layout" svg:width="2.858cm" svg:height="0.953cm" svg:x="51.8cm" svg:y="12.796cm">
          <text:p text:style-name="P16"><text:span text:style-name="T9">Failed che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5" draw:layer="layout" svg:x1="53.387cm" svg:y1="7.652cm" svg:x2="53.387cm" svg:y2="8.308cm">
          <text:p/>
        </draw:line>
        <draw:frame draw:style-name="gr9" draw:text-style-name="P6" draw:layer="layout" svg:width="7.938cm" svg:height="0.81cm" svg:x="51.482cm" svg:y="4.81cm">
          <draw:text-box>
            <text:p text:style-name="P5"><text:span text:style-name="T1">IDLE_STATE</text:span></text:p>
          </draw:text-box>
        </draw:frame>
        <draw:custom-shape draw:style-name="gr10" draw:text-style-name="P12" draw:layer="layout" svg:width="5.397cm" svg:height="0.635cm" svg:x="50.53cm" svg:y="14.384cm">
          <text:p text:style-name="P11"><text:span text:style-name="T4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5" draw:layer="layout" svg:x1="53.235cm" svg:y1="15.019cm" svg:x2="53.235cm" svg:y2="15.675cm">
          <text:p/>
        </draw:line>
        <draw:line draw:style-name="gr11" draw:text-style-name="P15" draw:layer="layout" svg:x1="54.656cm" svg:y1="13.298cm" svg:x2="56.561cm" svg:y2="13.298cm">
          <text:p/>
        </draw:line>
        <draw:frame draw:style-name="gr20" draw:text-style-name="P18" draw:layer="layout" svg:width="1.234cm" svg:height="0.725cm" svg:x="54.553cm" svg:y="12.746cm">
          <draw:text-box>
            <text:p><text:span text:style-name="T10">Yes</text:span></text:p>
          </draw:text-box>
        </draw:frame>
        <draw:frame draw:style-name="gr21" draw:text-style-name="P18" draw:layer="layout" svg:width="1.065cm" svg:height="0.725cm" svg:x="52.117cm" svg:y="13.602cm">
          <draw:text-box>
            <text:p><text:span text:style-name="T10">No</text:span></text:p>
          </draw:text-box>
        </draw:frame>
        <draw:custom-shape draw:style-name="gr10" draw:text-style-name="P12" draw:layer="layout" svg:width="5.397cm" svg:height="0.635cm" svg:x="50.53cm" svg:y="15.717cm">
          <text:p text:style-name="P11"><text:span text:style-name="T4">updateLabVIEW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2" draw:layer="layout" svg:width="4.763cm" svg:height="1.399cm" svg:x="50.578cm" svg:y="6.126cm">
          <text:p text:style-name="P11"><text:span text:style-name="T4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5" draw:layer="layout" svg:x1="52.966cm" svg:y1="5.378cm" svg:x2="52.966cm" svg:y2="6.034cm">
          <text:p/>
        </draw:line>
        <draw:custom-shape draw:style-name="gr14" draw:text-style-name="P12" xml:id="id4" draw:id="id4" draw:layer="layout" svg:width="3.175cm" svg:height="0.952cm" svg:x="56.562cm" svg:y="12.931cm">
          <text:p text:style-name="P11"><text:span text:style-name="T4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3.175cm" svg:height="0.635cm" svg:x="56.562cm" svg:y="14.009cm">
          <text:p text:style-name="P11"><text:span text:style-name="T4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xml:id="id3" draw:id="id3" draw:layer="layout" svg:width="2.903cm" svg:height="0.952cm" svg:x="56.88cm" svg:y="15.145cm">
          <text:p text:style-name="P11"><text:span text:style-name="T4">Retry selfChecks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5" draw:layer="layout" svg:x1="58.277cm" svg:y1="14.777cm" svg:x2="58.277cm" svg:y2="15.115cm">
          <text:p/>
        </draw:line>
        <draw:connector draw:style-name="gr17" draw:text-style-name="P15" draw:layer="layout" svg:x1="58.331cm" svg:y1="16.097cm" svg:x2="59.737cm" svg:y2="13.407cm" draw:start-shape="id3" draw:start-glue-point="2" draw:end-shape="id4" svg:d="M58331 16097v502h1953v-3192h-547" svg:viewBox="0 0 1954 3193">
          <text:p/>
        </draw:connector>
        <draw:custom-shape draw:style-name="gr18" draw:text-style-name="P12" draw:layer="layout" svg:width="4.445cm" svg:height="1.588cm" svg:x="50.847cm" svg:y="8.308cm">
          <text:p text:style-name="P11"><text:span text:style-name="T4"/></text:p>
          <text:p text:style-name="P11"><text:span text:style-name="T4">Check Valve Pos.</text:span></text:p>
          <text:p text:style-name="P14"><text:span text:style-name="T11"/></text:p>
          <text:p text:style-name="P14"><text:span text:style-name="T11">- Gate valve switches: OPEN</text:span></text:p>
          <text:p text:style-name="P14"><text:span text:style-name="T11">- Vent valve switch: CLOSED</text:span><text:span text:style-name="T4"> </text:span></text:p>
          <text:p text:style-name="P11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5" draw:layer="layout" svg:x1="53.234cm" svg:y1="13.768cm" svg:x2="53.234cm" svg:y2="14.327cm">
          <text:p/>
        </draw:line>
        <draw:line draw:style-name="gr1" draw:text-style-name="P15" draw:layer="layout" svg:x1="53.235cm" svg:y1="9.875cm" svg:x2="53.235cm" svg:y2="10.531cm">
          <text:p/>
        </draw:line>
        <draw:line draw:style-name="gr1" draw:text-style-name="P1" draw:layer="layout" svg:x1="31.619cm" svg:y1="29.512cm" svg:x2="31.619cm" svg:y2="30.02cm">
          <text:p/>
        </draw:line>
        <draw:line draw:style-name="gr1" draw:text-style-name="P1" draw:layer="layout" svg:x1="32.433cm" svg:y1="21.955cm" svg:x2="32.433cm" svg:y2="22.611cm">
          <text:p/>
        </draw:line>
        <draw:frame draw:style-name="gr23" draw:text-style-name="P19" draw:layer="layout" svg:width="11.113cm" svg:height="2.487cm" svg:x="27.035cm" svg:y="20.42cm">
          <draw:text-box>
            <text:p text:style-name="P5"><text:span text:style-name="T12">VTRX-BTEST-040</text:span></text:p>
          </draw:text-box>
        </draw:frame>
        <draw:line draw:style-name="gr11" draw:text-style-name="P1" draw:layer="layout" svg:x1="33.068cm" svg:y1="30.718cm" svg:x2="34.973cm" svg:y2="30.718cm">
          <text:p/>
        </draw:line>
        <draw:frame draw:style-name="gr12" draw:text-style-name="P13" draw:layer="layout" svg:width="1.196cm" svg:height="0.725cm" svg:x="33.068cm" svg:y="30.147cm">
          <draw:text-box>
            <text:p><text:span text:style-name="T5">No</text:span></text:p>
          </draw:text-box>
        </draw:frame>
        <draw:frame draw:style-name="gr12" draw:text-style-name="P13" draw:layer="layout" svg:width="1.196cm" svg:height="0.725cm" svg:x="30.528cm" svg:y="31.099cm">
          <draw:text-box>
            <text:p><text:span text:style-name="T5">Yes</text:span></text:p>
          </draw:text-box>
        </draw:frame>
        <draw:custom-shape draw:style-name="gr24" draw:text-style-name="P12" draw:layer="layout" svg:width="3.302cm" svg:height="0.952cm" svg:x="34.972cm" svg:y="30.155cm">
          <text:p text:style-name="P11"><text:span text:style-name="T4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2" draw:layer="layout" svg:width="3.492cm" svg:height="0.873cm" svg:x="34.973cm" svg:y="31.559cm">
          <text:p text:style-name="P11"><text:span text:style-name="T4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36.687cm" svg:y1="32.496cm" svg:x2="36.687cm" svg:y2="32.902cm">
          <text:p/>
        </draw:line>
        <draw:custom-shape draw:style-name="gr26" draw:text-style-name="P12" draw:layer="layout" svg:width="4.445cm" svg:height="1.953cm" svg:x="29.258cm" svg:y="22.59cm">
          <text:p text:style-name="P11"><text:span text:style-name="T4"/></text:p>
          <text:p text:style-name="P11"><text:span text:style-name="T4">Verify 972b comms</text:span></text:p>
          <text:p text:style-name="P11"><text:span text:style-name="T6"/></text:p>
          <text:p text:style-name="P14"><text:span text:style-name="T7">- Transducer status check <text:s text:c="6"/>(@xxxT?;FF)</text:span></text:p>
          <text:p text:style-name="P14"><text:span text:style-name="T7">- Set user tag</text:span></text:p>
          <text:p text:style-name="P11"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31.645cm" svg:y1="30.988cm" svg:x2="31.645cm" svg:y2="31.941cm">
          <text:p/>
        </draw:line>
        <draw:custom-shape draw:style-name="gr19" draw:text-style-name="P12" draw:layer="layout" svg:width="4.763cm" svg:height="1.842cm" svg:x="21.954cm" svg:y="8.922cm">
          <text:p text:style-name="P11"><text:span text:style-name="T4">Perform selfChecks()</text:span></text:p>
          <text:p text:style-name="P11"><text:span text:style-name="T8"/></text:p>
          <text:p text:style-name="P14"><text:span text:style-name="T8">- read power states</text:span></text:p>
          <text:p text:style-name="P14"><text:span text:style-name="T8">- verify valve positioning</text:span></text:p>
          <text:p text:style-name="P14"><text:span text:style-name="T8">- set LED indica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2" draw:layer="layout" svg:width="4.763cm" svg:height="0.813cm" svg:x="21.954cm" svg:y="7.601cm">
          <text:p text:style-name="P11"><text:span text:style-name="T4">Start Logging System</text:span></text:p>
          <text:p text:style-name="P14"><text:span text:style-name="T7">- init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2" draw:layer="layout" svg:width="4.763cm" svg:height="0.953cm" svg:x="21.954cm" svg:y="7.524cm">
          <text:p text:style-name="P11"><text:span text:style-name="T4">Start Logging System</text:span></text:p>
          <text:p text:style-name="P14"><text:span text:style-name="T7">- init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4.342cm" svg:y1="7.017cm" svg:x2="24.342cm" svg:y2="7.525cm">
          <text:p/>
        </draw:line>
        <draw:custom-shape draw:style-name="gr29" draw:text-style-name="P12" draw:layer="layout" svg:width="4.763cm" svg:height="0.635cm" svg:x="21.954cm" svg:y="6.687cm">
          <text:p text:style-name="P11"><text:span text:style-name="T4">Configure input p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5.08cm" svg:height="0.953cm" svg:x="28.94cm" svg:y="28.559cm">
          <text:p text:style-name="P11"><text:span text:style-name="T4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5.397cm" svg:height="0.635cm" svg:x="28.94cm" svg:y="31.989cm">
          <text:p text:style-name="P11"><text:span text:style-name="T4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31.645cm" svg:y1="32.639cm" svg:x2="31.645cm" svg:y2="35.433cm">
          <text:p/>
        </draw:line>
        <draw:custom-shape draw:style-name="gr31" draw:text-style-name="P10" draw:layer="layout" svg:width="2.858cm" svg:height="1.397cm" svg:x="30.21cm" svg:y="30.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2" draw:text-style-name="P20" draw:layer="layout" svg:width="2.201cm" svg:height="1.076cm" svg:x="30.61cm" svg:y="30.314cm">
          <draw:text-box>
            <text:p><text:span text:style-name="T13">As expected?</text:span></text:p>
            <text:p text:style-name="P5"><text:span text:style-name="T13">(de-energized)</text:span></text:p>
          </draw:text-box>
        </draw:frame>
        <draw:custom-shape draw:style-name="gr33" draw:text-style-name="P8" draw:layer="layout" svg:width="8.572cm" svg:height="1.271cm" svg:x="1.953cm" svg:y="4.81cm">
          <text:p text:style-name="P7"><text:span text:style-name="T2">set currentState = INITIALIZATION_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8" draw:layer="layout" svg:width="8.572cm" svg:height="0.635cm" svg:x="1.953cm" svg:y="3.857cm">
          <text:p text:style-name="P7"><text:span text:style-name="T2">init SystemSta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2" draw:layer="layout" svg:width="3.493cm" svg:height="1.27cm" svg:x="34.973cm" svg:y="32.9cm">
          <text:p text:style-name="P11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31.502cm" svg:y1="36.242cm" svg:x2="31.502cm" svg:y2="36.75cm">
          <text:p/>
        </draw:line>
        <draw:frame draw:style-name="gr12" draw:text-style-name="P13" draw:layer="layout" svg:width="1.196cm" svg:height="0.725cm" svg:x="32.951cm" svg:y="36.877cm">
          <draw:text-box>
            <text:p><text:span text:style-name="T5">No</text:span></text:p>
          </draw:text-box>
        </draw:frame>
        <draw:frame draw:style-name="gr12" draw:text-style-name="P13" draw:layer="layout" svg:width="1.196cm" svg:height="0.725cm" svg:x="30.411cm" svg:y="37.829cm">
          <draw:text-box>
            <text:p><text:span text:style-name="T5">Yes</text:span></text:p>
          </draw:text-box>
        </draw:frame>
        <draw:line draw:style-name="gr1" draw:text-style-name="P1" draw:layer="layout" svg:x1="36.571cm" svg:y1="37.83cm" svg:x2="36.571cm" svg:y2="38.236cm">
          <text:p/>
        </draw:line>
        <draw:line draw:style-name="gr1" draw:text-style-name="P1" draw:layer="layout" svg:x1="31.528cm" svg:y1="37.829cm" svg:x2="31.528cm" svg:y2="38.782cm">
          <text:p/>
        </draw:line>
        <draw:custom-shape draw:style-name="gr31" draw:text-style-name="P10" xml:id="id13" draw:id="id13" draw:layer="layout" svg:width="2.858cm" svg:height="1.397cm" svg:x="30.093cm" svg:y="36.75cm">
          <text:p text:style-name="P9"><text:span text:style-name="T3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6" draw:text-style-name="P21" draw:layer="layout" svg:width="2.201cm" svg:height="0.801cm" svg:x="30.539cm" svg:y="37.029cm">
          <draw:text-box>
            <text:p text:style-name="P5"><text:span text:style-name="T13">Setpoint</text:span></text:p>
            <text:p text:style-name="P5"><text:span text:style-name="T13">below 1 atm?</text:span></text:p>
          </draw:text-box>
        </draw:frame>
        <draw:custom-shape draw:style-name="gr37" draw:text-style-name="P12" xml:id="id15" draw:id="id15" draw:layer="layout" svg:width="3.811cm" svg:height="1.27cm" svg:x="34.655cm" svg:y="38.223cm">
          <text:p text:style-name="P11"><text:span text:style-name="T4">Set SP1 setpoint below ambient</text:span></text:p>
          <text:p text:style-name="P11"><text:span text:style-name="T14">e.g. 5.00E+1 tor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2" xml:id="id17" draw:id="id17" draw:layer="layout" svg:width="4.61cm" svg:height="0.813cm" svg:x="29.294cm" svg:y="35.455cm">
          <text:p text:style-name="P11"><text:span text:style-name="T4">Query setpoint switch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xml:id="id14" draw:id="id14" draw:layer="layout" svg:width="3.175cm" svg:height="0.635cm" svg:x="34.856cm" svg:y="37.144cm">
          <text:p text:style-name="P11"><text:span text:style-name="T4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2" draw:layer="layout" svg:width="3.81cm" svg:height="0.952cm" svg:x="29.459cm" svg:y="38.782cm">
          <text:p text:style-name="P11"><text:span text:style-name="T4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31.503cm" svg:y1="39.734cm" svg:x2="31.503cm" svg:y2="40.242cm">
          <text:p/>
        </draw:line>
        <draw:line draw:style-name="gr11" draw:text-style-name="P1" draw:layer="layout" svg:x1="32.952cm" svg:y1="41.004cm" svg:x2="34.857cm" svg:y2="41.004cm">
          <text:p/>
        </draw:line>
        <draw:frame draw:style-name="gr12" draw:text-style-name="P13" draw:layer="layout" svg:width="1.196cm" svg:height="0.725cm" svg:x="32.952cm" svg:y="40.369cm">
          <draw:text-box>
            <text:p><text:span text:style-name="T5">Yes</text:span></text:p>
          </draw:text-box>
        </draw:frame>
        <draw:frame draw:style-name="gr13" draw:text-style-name="P13" draw:layer="layout" svg:width="1.044cm" svg:height="0.725cm" svg:x="30.412cm" svg:y="41.321cm">
          <draw:text-box>
            <text:p><text:span text:style-name="T5">No</text:span></text:p>
          </draw:text-box>
        </draw:frame>
        <draw:line draw:style-name="gr1" draw:text-style-name="P1" draw:layer="layout" svg:x1="31.529cm" svg:y1="41.321cm" svg:x2="31.529cm" svg:y2="42.274cm">
          <text:p/>
        </draw:line>
        <draw:custom-shape draw:style-name="gr31" draw:text-style-name="P10" draw:layer="layout" svg:width="2.858cm" svg:height="1.397cm" svg:x="30.094cm" svg:y="40.2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0" draw:text-style-name="P22" draw:layer="layout" svg:width="2.398cm" svg:height="0.737cm" svg:x="30.412cm" svg:y="40.509cm">
          <draw:text-box>
            <text:p text:style-name="P5"><text:span text:style-name="T15">Greater than</text:span></text:p>
            <text:p text:style-name="P5"><text:span text:style-name="T15"><text:s/></text:span><text:span text:style-name="T15">+/-10% of setpoint?</text:span></text:p>
          </draw:text-box>
        </draw:frame>
        <draw:custom-shape draw:style-name="gr39" draw:text-style-name="P12" xml:id="id6" draw:id="id6" draw:layer="layout" svg:width="3.81cm" svg:height="0.952cm" svg:x="29.46cm" svg:y="42.287cm">
          <text:p text:style-name="P11"><text:span text:style-name="T4">Command 972b to Enable set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36.57cm" svg:y1="42.224cm" svg:x2="36.57cm" svg:y2="42.63cm">
          <text:p/>
        </draw:line>
        <draw:custom-shape draw:style-name="gr37" draw:text-style-name="P12" xml:id="id5" draw:id="id5" draw:layer="layout" svg:width="3.811cm" svg:height="1.27cm" svg:x="34.654cm" svg:y="42.592cm">
          <text:p text:style-name="P11"><text:span text:style-name="T4">Set SH1 hystere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36.57cm" svg:y1="41.208cm" svg:x2="36.57cm" svg:y2="41.614cm">
          <text:p/>
        </draw:line>
        <draw:custom-shape draw:style-name="gr15" draw:text-style-name="P12" draw:layer="layout" svg:width="3.175cm" svg:height="0.635cm" svg:x="34.855cm" svg:y="41.564cm">
          <text:p text:style-name="P11"><text:span text:style-name="T4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2" draw:layer="layout" svg:width="3.175cm" svg:height="0.627cm" svg:x="34.857cm" svg:y="40.687cm">
          <text:p text:style-name="P11"><text:span text:style-name="T4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36.675cm" svg:y1="31.178cm" svg:x2="36.675cm" svg:y2="31.584cm">
          <text:p/>
        </draw:line>
        <draw:connector draw:style-name="gr42" draw:text-style-name="P1" draw:layer="layout" svg:x1="34.654cm" svg:y1="43.227cm" svg:x2="33.27cm" svg:y2="42.763cm" draw:start-shape="id5" draw:start-glue-point="3" draw:end-shape="id6" draw:end-glue-point="1" svg:d="M34654 43227h-692v-464h-692" svg:viewBox="0 0 1385 465">
          <text:p/>
        </draw:connector>
        <draw:line draw:style-name="gr1" draw:text-style-name="P1" draw:layer="layout" svg:x1="31.607cm" svg:y1="26.108cm" svg:x2="31.607cm" svg:y2="26.616cm">
          <text:p/>
        </draw:line>
        <draw:line draw:style-name="gr11" draw:text-style-name="P1" draw:layer="layout" svg:x1="33.056cm" svg:y1="27.314cm" svg:x2="34.961cm" svg:y2="27.314cm">
          <text:p/>
        </draw:line>
        <draw:frame draw:style-name="gr12" draw:text-style-name="P13" draw:layer="layout" svg:width="1.196cm" svg:height="0.725cm" svg:x="33.056cm" svg:y="26.743cm">
          <draw:text-box>
            <text:p><text:span text:style-name="T5">No</text:span></text:p>
          </draw:text-box>
        </draw:frame>
        <draw:frame draw:style-name="gr12" draw:text-style-name="P13" draw:layer="layout" svg:width="1.196cm" svg:height="0.725cm" svg:x="30.516cm" svg:y="27.695cm">
          <draw:text-box>
            <text:p><text:span text:style-name="T5">Yes</text:span></text:p>
          </draw:text-box>
        </draw:frame>
        <draw:custom-shape draw:style-name="gr24" draw:text-style-name="P12" draw:layer="layout" svg:width="3.302cm" svg:height="0.952cm" svg:x="34.96cm" svg:y="26.751cm">
          <text:p text:style-name="P11"><text:span text:style-name="T4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2" xml:id="id8" draw:id="id8" draw:layer="layout" svg:width="5.08cm" svg:height="1.245cm" svg:x="28.928cm" svg:y="25.155cm">
          <text:p text:style-name="P11"><text:span text:style-name="T4">Query Pressure sensor if Relay 1 is disabled (EN1?) </text:span><text:span text:style-name="T7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2.858cm" svg:height="1.397cm" svg:x="30.198cm" svg:y="26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4" draw:text-style-name="P23" draw:layer="layout" svg:width="1.27cm" svg:height="0.635cm" svg:x="31.069cm" svg:y="26.997cm">
          <draw:text-box>
            <text:p text:style-name="P5"><text:span text:style-name="T16">Off?</text:span></text:p>
          </draw:text-box>
        </draw:frame>
        <draw:line draw:style-name="gr1" draw:text-style-name="P1" draw:layer="layout" svg:x1="36.675cm" svg:y1="27.67cm" svg:x2="36.675cm" svg:y2="28.229cm">
          <text:p/>
        </draw:line>
        <draw:line draw:style-name="gr1" draw:text-style-name="P1" draw:layer="layout" svg:x1="31.645cm" svg:y1="24.559cm" svg:x2="31.645cm" svg:y2="25.215cm">
          <text:p/>
        </draw:line>
        <draw:line draw:style-name="gr1" draw:text-style-name="P1" draw:layer="layout" svg:x1="31.607cm" svg:y1="28.051cm" svg:x2="31.607cm" svg:y2="28.559cm">
          <text:p/>
        </draw:line>
        <draw:custom-shape draw:style-name="gr35" draw:text-style-name="P12" xml:id="id7" draw:id="id7" draw:layer="layout" svg:width="3.493cm" svg:height="1.27cm" svg:x="34.972cm" svg:y="28.305cm">
          <text:p text:style-name="P11"><text:span text:style-name="T4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1" draw:layer="layout" draw:line-skew="0.769cm" svg:x1="38.465cm" svg:y1="28.94cm" svg:x2="34.008cm" svg:y2="25.777cm" draw:start-shape="id7" draw:start-glue-point="1" draw:end-shape="id8" draw:end-glue-point="1" svg:d="M38465 28940h1270v-3163h-5727" svg:viewBox="0 0 5728 3164">
          <text:p/>
        </draw:connector>
        <draw:custom-shape draw:style-name="gr46" draw:text-style-name="P12" xml:id="id9" draw:id="id9" draw:layer="layout" svg:width="2.222cm" svg:height="1.27cm" svg:x="41.564cm" svg:y="25.054cm">
          <text:p text:style-name="P11"><text:span text:style-name="T4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2" xml:id="id10" draw:id="id10" draw:layer="layout" svg:width="3.302cm" svg:height="1.27cm" svg:x="41.005cm" svg:y="27.01cm">
          <text:p text:style-name="P11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0" draw:layer="layout" svg:width="2.541cm" svg:height="1.297cm" svg:x="38.465cm" svg:y="25.1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9" draw:text-style-name="P23" draw:layer="layout" svg:width="1.819cm" svg:height="0.635cm" svg:x="38.869cm" svg:y="25.359cm">
          <draw:text-box>
            <text:p text:style-name="P5"><text:span text:style-name="T16">Timeout?</text:span></text:p>
          </draw:text-box>
        </draw:frame>
        <draw:frame draw:style-name="gr12" draw:text-style-name="P24" draw:layer="layout" svg:width="1.196cm" svg:height="0.725cm" svg:x="37.513cm" svg:y="25.04cm">
          <draw:text-box>
            <text:p><text:span text:style-name="T17">No</text:span></text:p>
          </draw:text-box>
        </draw:frame>
        <draw:connector draw:style-name="gr50" draw:text-style-name="P1" draw:layer="layout" svg:x1="42.675cm" svg:y1="26.324cm" svg:x2="42.656cm" svg:y2="27.01cm" draw:start-shape="id9" draw:start-glue-point="2" draw:end-shape="id10" draw:end-glue-point="0" svg:d="M42675 26324v344h-19v342" svg:viewBox="0 0 20 687">
          <text:p/>
        </draw:connector>
        <draw:frame draw:style-name="gr51" draw:text-style-name="P25" draw:layer="layout" svg:width="9.842cm" svg:height="1.141cm" svg:x="38.465cm" svg:y="21.002cm">
          <draw:text-box>
            <text:p><text:span text:style-name="T18">Test pressure safety relays reading from pressure gauge using arduino at 1 atm</text:span></text:p>
          </draw:text-box>
        </draw:frame>
        <draw:frame draw:style-name="gr12" draw:text-style-name="P24" draw:layer="layout" svg:width="1.196cm" svg:height="0.725cm" svg:x="40.612cm" svg:y="25.714cm">
          <draw:text-box>
            <text:p><text:span text:style-name="T17">Yes</text:span></text:p>
          </draw:text-box>
        </draw:frame>
        <draw:custom-shape draw:style-name="gr46" draw:text-style-name="P12" xml:id="id11" draw:id="id11" draw:layer="layout" svg:width="2.222cm" svg:height="1.27cm" svg:x="41.565cm" svg:y="25.055cm">
          <text:p text:style-name="P11"><text:span text:style-name="T4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2" xml:id="id12" draw:id="id12" draw:layer="layout" svg:width="3.302cm" svg:height="1.27cm" svg:x="41.006cm" svg:y="27.011cm">
          <text:p text:style-name="P11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23" draw:layer="layout" svg:width="1.819cm" svg:height="0.635cm" svg:x="38.87cm" svg:y="25.36cm">
          <draw:text-box>
            <text:p text:style-name="P5"><text:span text:style-name="T16">Timeout?</text:span></text:p>
          </draw:text-box>
        </draw:frame>
        <draw:connector draw:style-name="gr50" draw:text-style-name="P1" draw:layer="layout" svg:x1="42.676cm" svg:y1="26.325cm" svg:x2="42.657cm" svg:y2="27.011cm" draw:start-shape="id11" draw:start-glue-point="2" draw:end-shape="id12" draw:end-glue-point="0" svg:d="M42676 26325v344h-19v342" svg:viewBox="0 0 20 687">
          <text:p/>
        </draw:connector>
        <draw:custom-shape draw:style-name="gr46" draw:text-style-name="P12" draw:layer="layout" svg:width="2.222cm" svg:height="1.27cm" svg:x="39.531cm" svg:y="38.781cm">
          <text:p text:style-name="P11"><text:span text:style-name="T4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0" xml:id="id16" draw:id="id16" draw:layer="layout" svg:width="2.541cm" svg:height="1.575cm" svg:x="39.417cm" svg:y="36.889cm">
          <text:p text:style-name="P9"><text:span text:style-name="T3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24" draw:layer="layout" svg:width="1.196cm" svg:height="0.725cm" svg:x="40.688cm" svg:y="36.242cm">
          <draw:text-box>
            <text:p><text:span text:style-name="T17">No</text:span></text:p>
          </draw:text-box>
        </draw:frame>
        <draw:custom-shape draw:style-name="gr46" draw:text-style-name="P12" xml:id="id18" draw:id="id18" draw:layer="layout" svg:width="2.222cm" svg:height="1.27cm" svg:x="39.57cm" svg:y="38.782cm">
          <text:p text:style-name="P11"><text:span text:style-name="T4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2" draw:layer="layout" svg:width="3.302cm" svg:height="1.27cm" svg:x="38.973cm" svg:y="40.687cm">
          <text:p text:style-name="P11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23" draw:layer="layout" svg:width="1.819cm" svg:height="0.963cm" svg:x="39.821cm" svg:y="37.195cm">
          <draw:text-box>
            <text:p text:style-name="P5"><text:span text:style-name="T16">Loop</text:span></text:p>
            <text:p text:style-name="P5"><text:span text:style-name="T16">Timeout?</text:span></text:p>
          </draw:text-box>
        </draw:frame>
        <draw:frame draw:style-name="gr12" draw:text-style-name="P24" draw:layer="layout" svg:width="1.196cm" svg:height="0.725cm" svg:x="40.688cm" svg:y="38.147cm">
          <draw:text-box>
            <text:p><text:span text:style-name="T17">Yes</text:span></text:p>
          </draw:text-box>
        </draw:frame>
        <draw:line draw:style-name="gr54" draw:text-style-name="P1" draw:layer="layout" svg:x1="39.735cm" svg:y1="28.94cm" svg:x2="39.735cm" svg:y2="26.4cm">
          <text:p/>
        </draw:line>
        <draw:frame draw:style-name="gr51" draw:text-style-name="P25" draw:layer="layout" svg:width="9.842cm" svg:height="1.141cm" svg:x="38.465cm" svg:y="22.46cm">
          <draw:text-box>
            <text:p><text:span text:style-name="T18">Assume most functions log at INFO level</text:span></text:p>
            <text:p><text:span text:style-name="T18">Explicit calls will print to labview</text:span></text:p>
          </draw:text-box>
        </draw:frame>
        <draw:line draw:style-name="gr1" draw:text-style-name="P1" draw:layer="layout" svg:x1="40.687cm" svg:y1="40.04cm" svg:x2="40.687cm" svg:y2="40.675cm">
          <text:p/>
        </draw:line>
        <draw:connector draw:style-name="gr55" draw:text-style-name="P1" draw:layer="layout" draw:type="line" svg:x1="32.951cm" svg:y1="37.449cm" svg:x2="34.856cm" svg:y2="37.461cm" draw:start-shape="id13" draw:start-glue-point="7" draw:end-shape="id14" draw:end-glue-point="3" svg:d="M32951 37449l1905 12" svg:viewBox="0 0 1906 13">
          <text:p/>
        </draw:connector>
        <draw:connector draw:style-name="gr56" draw:text-style-name="P1" draw:layer="layout" svg:x1="38.466cm" svg:y1="38.858cm" svg:x2="39.417cm" svg:y2="37.677cm" draw:start-shape="id15" draw:start-glue-point="1" draw:end-shape="id16" draw:end-glue-point="5" svg:d="M38466 38858h475v-1181h476" svg:viewBox="0 0 952 1182">
          <text:p/>
        </draw:connector>
        <draw:connector draw:style-name="gr57" draw:text-style-name="P1" draw:layer="layout" svg:x1="40.688cm" svg:y1="36.889cm" svg:x2="33.904cm" svg:y2="35.861cm" draw:start-shape="id16" draw:start-glue-point="4" draw:end-shape="id17" draw:end-glue-point="1" svg:d="M40688 36889v-1028h-6784" svg:viewBox="0 0 6785 1029">
          <text:p/>
        </draw:connector>
        <draw:connector draw:style-name="gr58" draw:text-style-name="P1" draw:layer="layout" draw:type="line" svg:x1="40.688cm" svg:y1="38.464cm" svg:x2="40.681cm" svg:y2="38.782cm" draw:start-shape="id16" draw:start-glue-point="6" draw:end-shape="id18" draw:end-glue-point="0" svg:d="M40688 38464l-7 318" svg:viewBox="0 0 8 319">
          <text:p/>
        </draw:connector>
        <draw:custom-shape draw:style-name="gr39" draw:text-style-name="P12" draw:layer="layout" svg:width="3.81cm" svg:height="0.952cm" svg:x="29.575cm" svg:y="44.815cm">
          <text:p text:style-name="P11"><text:span text:style-name="T4">Verify Relay ena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2" draw:layer="layout" svg:width="3.175cm" svg:height="0.944cm" svg:x="29.893cm" svg:y="43.553cm">
          <text:p text:style-name="P11"><text:span text:style-name="T4">Log serial + updateL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31.48cm" svg:y1="43.266cm" svg:x2="31.48cm" svg:y2="43.545cm">
          <text:p/>
        </draw:line>
        <draw:line draw:style-name="gr1" draw:text-style-name="P1" draw:layer="layout" svg:x1="31.468cm" svg:y1="44.536cm" svg:x2="31.468cm" svg:y2="44.815cm">
          <text:p/>
        </draw:line>
        <draw:path draw:style-name="gr60" draw:text-style-name="P1" draw:layer="layout" svg:width="6.617cm" svg:height="6.908cm" draw:transform="skewX (8.14796693434369E-017) rotate (-0.844215759189657) translate (15.6890417958821cm 5.93531164167218cm)" svg:viewBox="0 0 6618 6909" svg:d="M0 6909c7646-1 6565-6909 6565-6909">
          <text:p/>
        </draw:path>
        <draw:frame draw:style-name="gr23" draw:text-style-name="P19" draw:layer="layout" svg:width="11.113cm" svg:height="2.487cm" svg:x="1.952cm" svg:y="20.738cm">
          <draw:text-box>
            <text:p text:style-name="P5"><text:span text:style-name="T12">VTRX-BTEST-020</text:span></text:p>
          </draw:text-box>
        </draw:frame>
        <draw:frame draw:style-name="gr23" draw:text-style-name="P19" draw:layer="layout" svg:width="12.382cm" svg:height="2.487cm" svg:x="52.435cm" svg:y="49.63cm">
          <draw:text-box>
            <text:p text:style-name="P5"><text:span text:style-name="T12">TODO: VTRX-BTEST-050</text:span></text:p>
          </draw:text-box>
        </draw:frame>
        <draw:frame draw:style-name="gr23" draw:text-style-name="P19" draw:layer="layout" svg:width="12.382cm" svg:height="2.487cm" svg:x="52.435cm" svg:y="52.435cm">
          <draw:text-box>
            <text:p text:style-name="P5"><text:span text:style-name="T12">TODO: VTRX-BTEST-900</text:span></text:p>
          </draw:text-box>
        </draw:frame>
        <draw:line draw:style-name="gr1" draw:text-style-name="P15" draw:layer="layout" svg:x1="53.223cm" svg:y1="16.409cm" svg:x2="53.223cm" svg:y2="17.065cm">
          <text:p/>
        </draw:line>
        <draw:line draw:style-name="gr1" draw:text-style-name="P1" draw:layer="layout" svg:x1="53.615cm" svg:y1="41.308cm" svg:x2="53.615cm" svg:y2="41.816cm">
          <text:p/>
        </draw:line>
        <draw:custom-shape draw:style-name="gr19" draw:text-style-name="P12" draw:layer="layout" svg:width="4.763cm" svg:height="1.842cm" svg:x="51.253cm" svg:y="39.53cm">
          <text:p text:style-name="P11"><text:span text:style-name="T4">Perform selfChecks()</text:span></text:p>
          <text:p text:style-name="P11"><text:span text:style-name="T8"/></text:p>
          <text:p text:style-name="P14"><text:span text:style-name="T8">- read power states</text:span></text:p>
          <text:p text:style-name="P14"><text:span text:style-name="T8">- verify valve positions</text:span></text:p>
          <text:p text:style-name="P14"><text:span text:style-name="T8">- set LED indica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2.858cm" svg:height="0.953cm" svg:x="52.206cm" svg:y="41.816cm">
          <text:p text:style-name="P9"><text:span text:style-name="T3">Failed che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53.793cm" svg:y1="36.672cm" svg:x2="53.793cm" svg:y2="37.328cm">
          <text:p/>
        </draw:line>
        <draw:frame draw:style-name="gr6" draw:text-style-name="P6" draw:layer="layout" svg:width="7.938cm" svg:height="1.369cm" svg:x="51.888cm" svg:y="32.878cm">
          <draw:text-box>
            <text:p text:style-name="P5"><text:span text:style-name="T1">TODO:</text:span></text:p>
            <text:p text:style-name="P5"><text:span text:style-name="T1">STANDARD_PUMP_DOWN STATE</text:span></text:p>
          </draw:text-box>
        </draw:frame>
        <draw:custom-shape draw:style-name="gr10" draw:text-style-name="P12" draw:layer="layout" svg:width="5.397cm" svg:height="0.635cm" svg:x="50.936cm" svg:y="43.404cm">
          <text:p text:style-name="P11"><text:span text:style-name="T4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3.641cm" svg:y1="44.039cm" svg:x2="53.641cm" svg:y2="44.695cm">
          <text:p/>
        </draw:line>
        <draw:line draw:style-name="gr11" draw:text-style-name="P1" draw:layer="layout" svg:x1="55.062cm" svg:y1="42.318cm" svg:x2="56.967cm" svg:y2="42.318cm">
          <text:p/>
        </draw:line>
        <draw:frame draw:style-name="gr12" draw:text-style-name="P13" draw:layer="layout" svg:width="1.196cm" svg:height="0.725cm" svg:x="54.959cm" svg:y="41.766cm">
          <draw:text-box>
            <text:p><text:span text:style-name="T5">Yes</text:span></text:p>
          </draw:text-box>
        </draw:frame>
        <draw:frame draw:style-name="gr13" draw:text-style-name="P13" draw:layer="layout" svg:width="1.044cm" svg:height="0.725cm" svg:x="52.523cm" svg:y="42.622cm">
          <draw:text-box>
            <text:p><text:span text:style-name="T5">No</text:span></text:p>
          </draw:text-box>
        </draw:frame>
        <draw:custom-shape draw:style-name="gr10" draw:text-style-name="P12" draw:layer="layout" svg:width="5.397cm" svg:height="0.635cm" svg:x="50.936cm" svg:y="44.737cm">
          <text:p text:style-name="P11"><text:span text:style-name="T4">updateLabVIEW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2" draw:layer="layout" svg:width="4.763cm" svg:height="1.399cm" svg:x="50.984cm" svg:y="35.146cm">
          <text:p text:style-name="P11"><text:span text:style-name="T4">Verify 972b pressure <text:s/></text:span></text:p>
          <text:p text:style-name="P11"><text:span text:style-name="T6"/></text:p>
          <text:p text:style-name="P14"><text:span text:style-name="T7">- confirm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3.372cm" svg:y1="34.398cm" svg:x2="53.372cm" svg:y2="35.054cm">
          <text:p/>
        </draw:line>
        <draw:custom-shape draw:style-name="gr14" draw:text-style-name="P12" xml:id="id20" draw:id="id20" draw:layer="layout" svg:width="3.175cm" svg:height="0.952cm" svg:x="56.968cm" svg:y="41.951cm">
          <text:p text:style-name="P11"><text:span text:style-name="T4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3.175cm" svg:height="0.635cm" svg:x="56.968cm" svg:y="43.029cm">
          <text:p text:style-name="P11"><text:span text:style-name="T4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xml:id="id19" draw:id="id19" draw:layer="layout" svg:width="2.903cm" svg:height="0.952cm" svg:x="57.286cm" svg:y="44.165cm">
          <text:p text:style-name="P11"><text:span text:style-name="T4">Retry selfChecks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8.683cm" svg:y1="43.797cm" svg:x2="58.683cm" svg:y2="44.135cm">
          <text:p/>
        </draw:line>
        <draw:connector draw:style-name="gr17" draw:text-style-name="P1" draw:layer="layout" svg:x1="58.737cm" svg:y1="45.117cm" svg:x2="60.143cm" svg:y2="42.427cm" draw:start-shape="id19" draw:start-glue-point="2" draw:end-shape="id20" svg:d="M58737 45117v502h1953v-3192h-547" svg:viewBox="0 0 1954 3193">
          <text:p/>
        </draw:connector>
        <draw:custom-shape draw:style-name="gr18" draw:text-style-name="P12" draw:layer="layout" svg:width="4.445cm" svg:height="1.588cm" svg:x="51.253cm" svg:y="37.328cm">
          <text:p text:style-name="P11"><text:span text:style-name="T4"/></text:p>
          <text:p text:style-name="P11"><text:span text:style-name="T4">Check Valve Pos.</text:span></text:p>
          <text:p text:style-name="P14"><text:span text:style-name="T7"/></text:p>
          <text:p text:style-name="P14"><text:span text:style-name="T7">- Gate valve switches: OPEN</text:span></text:p>
          <text:p text:style-name="P14"><text:span text:style-name="T7">- Vent valve switch: CLOSED</text:span><text:span text:style-name="T4"> </text:span></text:p>
          <text:p text:style-name="P11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3.64cm" svg:y1="42.788cm" svg:x2="53.64cm" svg:y2="43.347cm">
          <text:p/>
        </draw:line>
        <draw:line draw:style-name="gr1" draw:text-style-name="P1" draw:layer="layout" svg:x1="53.641cm" svg:y1="38.895cm" svg:x2="53.641cm" svg:y2="39.551cm">
          <text:p/>
        </draw:line>
        <draw:line draw:style-name="gr1" draw:text-style-name="P1" draw:layer="layout" svg:x1="53.629cm" svg:y1="45.429cm" svg:x2="53.629cm" svg:y2="46.085cm">
          <text:p/>
        </draw:line>
        <draw:custom-shape draw:style-name="gr61" draw:text-style-name="P12" draw:layer="layout" svg:width="4.128cm" svg:height="0.635cm" svg:x="51.076cm" svg:y="17.095cm">
          <text:p text:style-name="P11"><text:span text:style-name="T4">D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2" draw:layer="layout" svg:width="3.81cm" svg:height="0.952cm" svg:x="29.575cm" svg:y="46.085cm">
          <text:p text:style-name="P11"><text:span text:style-name="T4">Verif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25" draw:layer="layout" svg:width="9.842cm" svg:height="1.141cm" svg:x="34.656cm" svg:y="44.815cm">
          <draw:text-box>
            <text:p><text:span text:style-name="T18">TODO: above/below</text:span></text:p>
          </draw:text-box>
        </draw:frame>
        <draw:line draw:style-name="gr1" draw:text-style-name="P1" draw:layer="layout" svg:x1="10.144cm" svg:y1="22.641cm" svg:x2="10.144cm" svg:y2="23.297cm">
          <text:p/>
        </draw:line>
        <draw:custom-shape draw:style-name="gr26" draw:text-style-name="P12" draw:layer="layout" svg:width="4.445cm" svg:height="1.953cm" svg:x="8.43cm" svg:y="23.281cm">
          <text:p text:style-name="P11"><text:span text:style-name="T4"/></text:p>
          <text:p text:style-name="P11"><text:span text:style-name="T4">Verify 972b Status</text:span></text:p>
          <text:p text:style-name="P11"><text:span text:style-name="T6"/></text:p>
          <text:p text:style-name="P14"><text:span text:style-name="T7">- Transducer status check <text:s text:c="6"/>(@xxxT?;FF)</text:span></text:p>
          <text:p text:style-name="P11"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0.792cm" svg:y1="25.36cm" svg:x2="10.792cm" svg:y2="25.868cm">
          <text:p/>
        </draw:line>
        <draw:frame draw:style-name="gr12" draw:text-style-name="P13" draw:layer="layout" svg:width="1.196cm" svg:height="0.725cm" svg:x="12.241cm" svg:y="25.995cm">
          <draw:text-box>
            <text:p><text:span text:style-name="T5">“</text:span><text:span text:style-name="T5">C”</text:span></text:p>
          </draw:text-box>
        </draw:frame>
        <draw:frame draw:style-name="gr12" draw:text-style-name="P13" draw:layer="layout" svg:width="1.196cm" svg:height="0.725cm" svg:x="8.187cm" svg:y="25.906cm">
          <draw:text-box>
            <text:p><text:span text:style-name="T5">“</text:span><text:span text:style-name="T5">M”</text:span></text:p>
          </draw:text-box>
        </draw:frame>
        <draw:custom-shape draw:style-name="gr24" draw:text-style-name="P12" xml:id="id24" draw:id="id24" draw:layer="layout" svg:width="3.302cm" svg:height="0.952cm" svg:x="15.605cm" svg:y="25.906cm">
          <text:p text:style-name="P11"><text:span text:style-name="T4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xml:id="id23" draw:id="id23" draw:layer="layout" svg:width="2.858cm" svg:height="1.397cm" svg:x="9.383cm" svg:y="25.8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4" draw:text-style-name="P27" draw:layer="layout" svg:width="1.637cm" svg:height="0.635cm" svg:x="10.07cm" svg:y="26.223cm">
          <draw:text-box>
            <text:p text:style-name="P26"><text:span text:style-name="T19">status?</text:span></text:p>
          </draw:text-box>
        </draw:frame>
        <draw:line draw:style-name="gr1" draw:text-style-name="P1" draw:layer="layout" svg:x1="17.32cm" svg:y1="26.901cm" svg:x2="17.32cm" svg:y2="27.155cm">
          <text:p/>
        </draw:line>
        <draw:line draw:style-name="gr1" draw:text-style-name="P1" draw:layer="layout" svg:x1="10.792cm" svg:y1="27.278cm" svg:x2="9.383cm" svg:y2="28.446cm">
          <text:p/>
        </draw:line>
        <draw:line draw:style-name="gr11" draw:text-style-name="P1" draw:layer="layout" svg:x1="9.383cm" svg:y1="26.566cm" svg:x2="6.843cm" svg:y2="26.566cm">
          <text:p/>
        </draw:line>
        <draw:line draw:style-name="gr1" draw:text-style-name="P1" draw:layer="layout" svg:x1="10.793cm" svg:y1="27.278cm" svg:x2="12.875cm" svg:y2="28.763cm">
          <text:p/>
        </draw:line>
        <draw:frame draw:style-name="gr12" draw:text-style-name="P13" draw:layer="layout" svg:width="1.196cm" svg:height="0.725cm" svg:x="9.065cm" svg:y="27.403cm">
          <draw:text-box>
            <text:p><text:span text:style-name="T5">“</text:span><text:span text:style-name="T5">R”</text:span></text:p>
          </draw:text-box>
        </draw:frame>
        <draw:custom-shape draw:style-name="gr24" draw:text-style-name="P12" draw:layer="layout" svg:width="3.302cm" svg:height="0.952cm" svg:x="15.606cm" svg:y="27.155cm">
          <text:p text:style-name="P11"><text:span text:style-name="T4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2" draw:layer="layout" svg:width="3.302cm" svg:height="1.27cm" svg:x="15.605cm" svg:y="28.4cm">
          <text:p text:style-name="P11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7.319cm" svg:y1="28.146cm" svg:x2="17.319cm" svg:y2="28.4cm">
          <text:p/>
        </draw:line>
        <draw:custom-shape draw:style-name="gr24" draw:text-style-name="P12" draw:layer="layout" svg:width="3.302cm" svg:height="0.952cm" svg:x="3.54cm" svg:y="25.991cm">
          <text:p text:style-name="P11"><text:span text:style-name="T4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.255cm" svg:y1="26.91cm" svg:x2="5.255cm" svg:y2="27.469cm">
          <text:p/>
        </draw:line>
        <draw:custom-shape draw:style-name="gr24" draw:text-style-name="P12" xml:id="id22" draw:id="id22" draw:layer="layout" svg:width="3.302cm" svg:height="0.952cm" svg:x="3.541cm" svg:y="27.494cm">
          <text:p text:style-name="P11"><text:span text:style-name="T4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2" draw:layer="layout" svg:width="3.302cm" svg:height="1.27cm" svg:x="3.54cm" svg:y="29.081cm">
          <text:p text:style-name="P11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.254cm" svg:y1="28.434cm" svg:x2="5.254cm" svg:y2="29.069cm">
          <text:p/>
        </draw:line>
        <draw:custom-shape draw:style-name="gr47" draw:text-style-name="P12" xml:id="id21" draw:id="id21" draw:layer="layout" svg:width="3.302cm" svg:height="1.27cm" svg:x="7.668cm" svg:y="28.446cm">
          <text:p text:style-name="P11"><text:span text:style-name="T4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2" draw:text-style-name="P1" draw:layer="layout" svg:x1="7.668cm" svg:y1="29.081cm" svg:x2="6.843cm" svg:y2="27.97cm" draw:start-shape="id21" draw:start-glue-point="3" draw:end-shape="id22" draw:end-glue-point="1" svg:d="M7668 29081h-412v-1111h-413" svg:viewBox="0 0 826 1112">
          <text:p/>
        </draw:connector>
        <draw:connector draw:style-name="gr63" draw:text-style-name="P1" draw:layer="layout" svg:x1="12.241cm" svg:y1="26.567cm" svg:x2="15.605cm" svg:y2="26.382cm" draw:start-shape="id23" draw:start-glue-point="7" draw:end-shape="id24" draw:end-glue-point="3" svg:d="M12241 26567h1683v-185h1681" svg:viewBox="0 0 3365 186">
          <text:p/>
        </draw:connector>
        <draw:frame draw:style-name="gr12" draw:text-style-name="P13" draw:layer="layout" svg:width="1.196cm" svg:height="0.725cm" svg:x="11.997cm" svg:y="27.721cm">
          <draw:text-box>
            <text:p><text:span text:style-name="T5">“</text:span><text:span text:style-name="T5">O”</text:span></text:p>
          </draw:text-box>
        </draw:frame>
        <draw:custom-shape draw:style-name="gr24" draw:text-style-name="P12" draw:layer="layout" svg:width="3.302cm" svg:height="0.952cm" svg:x="11.605cm" svg:y="28.764cm">
          <text:p text:style-name="P11"><text:span text:style-name="T4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2" xml:id="id25" draw:id="id25" draw:layer="layout" svg:width="3.302cm" svg:height="0.952cm" svg:x="11.692cm" svg:y="32.573cm">
          <text:p text:style-name="P11"><text:span text:style-name="T4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9" xml:id="id26" draw:id="id26" draw:layer="layout" svg:width="2.858cm" svg:height="1.397cm" svg:x="11.908cm" svg:y="34.033cm">
          <text:p text:style-name="P28"><text:span text:style-name="T20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4" draw:text-style-name="P1" draw:layer="layout" draw:type="line" svg:x1="13.343cm" svg:y1="33.525cm" svg:x2="13.337cm" svg:y2="34.033cm" draw:start-shape="id25" draw:start-glue-point="2" draw:end-shape="id26" draw:end-glue-point="4" svg:d="M13343 33525l-6 508" svg:viewBox="0 0 7 509">
          <text:p/>
        </draw:connector>
        <draw:custom-shape draw:style-name="gr65" draw:text-style-name="P12" xml:id="id33" draw:id="id33" draw:layer="layout" svg:width="4.128cm" svg:height="1.587cm" svg:x="11.273cm" svg:y="35.748cm">
          <text:p text:style-name="P11"><text:span text:style-name="T4">Verify reading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xml:id="id29" draw:id="id29" draw:layer="layout" svg:width="2.858cm" svg:height="1.397cm" svg:x="11.985cm" svg:y="37.843cm">
          <text:p text:style-name="P9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4" draw:text-style-name="P1" draw:layer="layout" draw:type="line" svg:x1="13.413cm" svg:y1="37.335cm" svg:x2="13.407cm" svg:y2="37.843cm" svg:d="M13413 37335l-6 508" svg:viewBox="0 0 7 509">
          <text:p/>
        </draw:connector>
        <draw:frame draw:style-name="gr66" draw:text-style-name="P21" draw:layer="layout" svg:width="1.721cm" svg:height="1.076cm" svg:x="12.645cm" svg:y="37.97cm">
          <draw:text-box>
            <text:p text:style-name="P5"><text:span text:style-name="T13">Within </text:span></text:p>
            <text:p text:style-name="P5"><text:span text:style-name="T13">Threshold?</text:span></text:p>
            <text:p text:style-name="P5"><text:span text:style-name="T13">~1 atm</text:span></text:p>
          </draw:text-box>
        </draw:frame>
        <draw:connector draw:style-name="gr64" draw:text-style-name="P1" draw:layer="layout" draw:type="line" svg:x1="13.337cm" svg:y1="35.494cm" svg:x2="13.331cm" svg:y2="35.748cm" svg:d="M13337 35494l-6 254" svg:viewBox="0 0 7 255">
          <text:p/>
        </draw:connector>
        <draw:frame draw:style-name="gr12" draw:text-style-name="P13" draw:layer="layout" svg:width="1.196cm" svg:height="0.725cm" svg:x="13.28cm" svg:y="35.113cm">
          <draw:text-box>
            <text:p><text:span text:style-name="T5">yes</text:span></text:p>
          </draw:text-box>
        </draw:frame>
        <draw:custom-shape draw:style-name="gr24" draw:text-style-name="P12" xml:id="id28" draw:id="id28" draw:layer="layout" svg:width="3.302cm" svg:height="0.952cm" svg:x="16.558cm" svg:y="35.773cm">
          <text:p text:style-name="P11"><text:span text:style-name="T4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2" draw:layer="layout" svg:width="3.302cm" svg:height="1.27cm" svg:x="16.557cm" svg:y="37.018cm">
          <text:p text:style-name="P11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8.271cm" svg:y1="36.764cm" svg:x2="18.271cm" svg:y2="37.018cm">
          <text:p/>
        </draw:line>
        <draw:custom-shape draw:style-name="gr31" draw:text-style-name="P10" xml:id="id27" draw:id="id27" draw:layer="layout" svg:width="2.858cm" svg:height="1.397cm" svg:x="16.772cm" svg:y="34.058cm">
          <text:p text:style-name="P9"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67" draw:text-style-name="P21" draw:layer="layout" svg:width="1.696cm" svg:height="0.801cm" svg:x="17.408cm" svg:y="34.337cm">
          <draw:text-box>
            <text:p text:style-name="P5"><text:span text:style-name="T13">Retry limit</text:span></text:p>
            <text:p text:style-name="P5"><text:span text:style-name="T13">exceeded?</text:span></text:p>
          </draw:text-box>
        </draw:frame>
        <draw:connector draw:style-name="gr68" draw:text-style-name="P1" draw:layer="layout" draw:type="line" svg:x1="14.766cm" svg:y1="34.732cm" svg:x2="16.772cm" svg:y2="34.757cm" draw:start-shape="id26" draw:start-glue-point="7" draw:end-shape="id27" draw:end-glue-point="5" svg:d="M14766 34732l2006 25" svg:viewBox="0 0 2007 26">
          <text:p/>
        </draw:connector>
        <draw:connector draw:style-name="gr69" draw:text-style-name="P1" draw:layer="layout" svg:x1="18.201cm" svg:y1="34.058cm" svg:x2="14.994cm" svg:y2="33.049cm" draw:start-shape="id27" draw:start-glue-point="4" draw:end-shape="id25" draw:end-glue-point="1" svg:d="M18201 34058v-1009h-3207" svg:viewBox="0 0 3208 1010">
          <text:p/>
        </draw:connector>
        <draw:connector draw:style-name="gr70" draw:text-style-name="P1" draw:layer="layout" draw:type="line" svg:x1="18.201cm" svg:y1="35.455cm" svg:x2="18.209cm" svg:y2="35.773cm" draw:start-shape="id27" draw:start-glue-point="6" draw:end-shape="id28" svg:d="M18201 35455l8 318" svg:viewBox="0 0 9 319">
          <text:p/>
        </draw:connector>
        <draw:frame draw:style-name="gr12" draw:text-style-name="P13" draw:layer="layout" svg:width="1.196cm" svg:height="0.725cm" svg:x="14.624cm" svg:y="34.16cm">
          <draw:text-box>
            <text:p><text:span text:style-name="T5">no</text:span></text:p>
          </draw:text-box>
        </draw:frame>
        <draw:frame draw:style-name="gr12" draw:text-style-name="P13" draw:layer="layout" svg:width="1.196cm" svg:height="0.725cm" svg:x="18.36cm" svg:y="35.113cm">
          <draw:text-box>
            <text:p><text:span text:style-name="T5">Yes</text:span></text:p>
          </draw:text-box>
        </draw:frame>
        <draw:frame draw:style-name="gr12" draw:text-style-name="P13" draw:layer="layout" svg:width="1.196cm" svg:height="0.725cm" svg:x="18.042cm" svg:y="33.118cm">
          <draw:text-box>
            <text:p><text:span text:style-name="T5">no</text:span></text:p>
          </draw:text-box>
        </draw:frame>
        <draw:custom-shape draw:style-name="gr65" draw:text-style-name="P12" draw:layer="layout" svg:width="4.128cm" svg:height="1.587cm" svg:x="11.414cm" svg:y="41.322cm">
          <text:p text:style-name="P11"><text:span text:style-name="T4">Log SUCCESS + </text:span></text:p>
          <text:p text:style-name="P11"><text:span text:style-name="T4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2" draw:layer="layout" svg:width="3.302cm" svg:height="1.27cm" svg:x="11.922cm" svg:y="43.226cm">
          <text:p text:style-name="P11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3.636cm" svg:y1="42.972cm" svg:x2="13.636cm" svg:y2="43.226cm">
          <text:p/>
        </draw:line>
        <draw:connector draw:style-name="gr64" draw:text-style-name="P1" draw:layer="layout" draw:type="line" svg:x1="13.414cm" svg:y1="39.228cm" svg:x2="13.408cm" svg:y2="39.736cm" svg:d="M13414 39228l-6 508" svg:viewBox="0 0 7 509">
          <text:p/>
        </draw:connector>
        <draw:frame draw:style-name="gr12" draw:text-style-name="P13" draw:layer="layout" svg:width="1.196cm" svg:height="0.725cm" svg:x="13.354cm" svg:y="39.05cm">
          <draw:text-box>
            <text:p><text:span text:style-name="T5">yes</text:span></text:p>
          </draw:text-box>
        </draw:frame>
        <draw:custom-shape draw:style-name="gr24" draw:text-style-name="P12" draw:layer="layout" svg:width="3.302cm" svg:height="0.952cm" svg:x="11.605cm" svg:y="30.669cm">
          <text:p text:style-name="P11"><text:span text:style-name="T4">Set pressure un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4" draw:text-style-name="P1" draw:layer="layout" draw:type="line" svg:x1="13.301cm" svg:y1="29.741cm" svg:x2="13.295cm" svg:y2="30.655cm" svg:d="M13301 29741l-6 914" svg:viewBox="0 0 7 915">
          <text:p/>
        </draw:connector>
        <draw:connector draw:style-name="gr64" draw:text-style-name="P1" draw:layer="layout" draw:type="line" svg:x1="13.275cm" svg:y1="31.621cm" svg:x2="13.269cm" svg:y2="32.535cm" svg:d="M13275 31621l-6 914" svg:viewBox="0 0 7 915">
          <text:p/>
        </draw:connector>
        <draw:line draw:style-name="gr71" draw:text-style-name="P1" draw:layer="layout" svg:x1="41.005cm" svg:y1="25.79cm" svg:x2="41.564cm" svg:y2="25.79cm">
          <text:p/>
        </draw:line>
        <draw:custom-shape draw:style-name="gr65" draw:text-style-name="P12" xml:id="id30" draw:id="id30" draw:layer="layout" svg:width="4.128cm" svg:height="1.587cm" svg:x="6.08cm" svg:y="37.754cm">
          <text:p text:style-name="P11"><text:span text:style-name="T4">Perform calib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2" draw:text-style-name="P1" draw:layer="layout" draw:type="line" svg:x1="11.985cm" svg:y1="38.542cm" svg:x2="10.208cm" svg:y2="38.547cm" draw:start-shape="id29" draw:start-glue-point="5" draw:end-shape="id30" draw:end-glue-point="1" svg:d="M11985 38542l-1777 5" svg:viewBox="0 0 1778 6">
          <text:p/>
        </draw:connector>
        <draw:frame draw:style-name="gr12" draw:text-style-name="P13" draw:layer="layout" svg:width="1.196cm" svg:height="0.725cm" svg:x="10.842cm" svg:y="37.83cm">
          <draw:text-box>
            <text:p><text:span text:style-name="T5">no</text:span></text:p>
          </draw:text-box>
        </draw:frame>
        <draw:custom-shape draw:style-name="gr24" draw:text-style-name="P12" xml:id="id32" draw:id="id32" draw:layer="layout" svg:width="3.302cm" svg:height="0.952cm" svg:x="3.413cm" svg:y="32.457cm">
          <text:p text:style-name="P11"><text:span text:style-name="T4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2" draw:layer="layout" svg:width="3.302cm" svg:height="1.27cm" svg:x="3.412cm" svg:y="33.702cm">
          <text:p text:style-name="P11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.126cm" svg:y1="33.448cm" svg:x2="5.126cm" svg:y2="33.702cm">
          <text:p/>
        </draw:line>
        <draw:frame draw:style-name="gr12" draw:text-style-name="P13" draw:layer="layout" svg:width="1.196cm" svg:height="0.725cm" svg:x="7.985cm" svg:y="34.972cm">
          <draw:text-box>
            <text:p><text:span text:style-name="T5">Yes</text:span></text:p>
          </draw:text-box>
        </draw:frame>
        <draw:custom-shape draw:style-name="gr31" draw:text-style-name="P10" xml:id="id31" draw:id="id31" draw:layer="layout" svg:width="2.858cm" svg:height="1.397cm" svg:x="6.714cm" svg:y="35.823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67" draw:text-style-name="P21" draw:layer="layout" svg:width="1.696cm" svg:height="0.801cm" svg:x="7.35cm" svg:y="36.103cm">
          <draw:text-box>
            <text:p text:style-name="P5"><text:span text:style-name="T13">Retry limit</text:span></text:p>
            <text:p text:style-name="P5"><text:span text:style-name="T13">exceeded?</text:span></text:p>
          </draw:text-box>
        </draw:frame>
        <draw:frame draw:style-name="gr12" draw:text-style-name="P13" draw:layer="layout" svg:width="1.196cm" svg:height="0.725cm" svg:x="9.329cm" svg:y="35.925cm">
          <draw:text-box>
            <text:p><text:span text:style-name="T5">No</text:span></text:p>
          </draw:text-box>
        </draw:frame>
        <draw:connector draw:style-name="gr73" draw:text-style-name="P1" draw:layer="layout" svg:x1="6.08cm" svg:y1="38.547cm" svg:x2="6.714cm" svg:y2="36.522cm" draw:start-shape="id30" draw:start-glue-point="3" draw:end-shape="id31" draw:end-glue-point="5" svg:d="M6080 38547h-501v-2025h1135" svg:viewBox="0 0 1136 2026">
          <text:p/>
        </draw:connector>
        <draw:connector draw:style-name="gr74" draw:text-style-name="P1" draw:layer="layout" svg:x1="8.143cm" svg:y1="35.823cm" svg:x2="6.715cm" svg:y2="32.933cm" draw:start-shape="id31" draw:start-glue-point="4" draw:end-shape="id32" draw:end-glue-point="1" svg:d="M8143 35823v-2890h-1428" svg:viewBox="0 0 1429 2891">
          <text:p/>
        </draw:connector>
        <draw:connector draw:style-name="gr75" draw:text-style-name="P1" draw:layer="layout" draw:type="line" svg:x1="9.572cm" svg:y1="36.522cm" svg:x2="11.273cm" svg:y2="36.541cm" draw:start-shape="id31" draw:start-glue-point="7" draw:end-shape="id33" draw:end-glue-point="3" svg:d="M9572 36522l1701 19" svg:viewBox="0 0 1702 20">
          <text:p/>
        </draw:connector>
        <draw:frame draw:style-name="gr51" draw:text-style-name="P25" draw:layer="layout" svg:width="9.842cm" svg:height="1.141cm" svg:x="13.065cm" svg:y="21.131cm">
          <draw:text-box>
            <text:p><text:span text:style-name="T18">Test serial reading from pressure gauge using arduino at 1 atm</text:span></text:p>
          </draw:text-box>
        </draw:frame>
        <draw:custom-shape draw:style-name="gr61" draw:text-style-name="P12" draw:layer="layout" svg:width="4.128cm" svg:height="0.635cm" svg:x="11.477cm" svg:y="39.735cm">
          <text:p text:style-name="P11"><text:span text:style-name="T4">Prin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4" draw:text-style-name="P1" draw:layer="layout" draw:type="line" svg:x1="13.388cm" svg:y1="40.37cm" svg:x2="13.385cm" svg:y2="41.299cm" svg:d="M13388 40370l-3 929" svg:viewBox="0 0 4 93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3" draw:display-name="Arrowheads 13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40" svg:d="M0 40l10-40 10 4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2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egoe UI" style:font-family-asian="'Segoe UI'" style:font-family-generic-asian="roman" style:font-pitch-asian="variable" style:font-size-asian="12pt" style:language-asian="zh" style:country-asian="CN" style:font-name-complex="Arial" style:font-family-complex="Arial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Arial2" style:font-family-complex="Arial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2" style:font-family-complex="Arial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1cm" fo:margin-bottom="1cm" fo:margin-left="1cm" fo:margin-right="1cm" fo:page-width="66.04cm" fo:page-height="55.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1T20:13:04.542000000</meta:creation-date>
    <dc:date>2024-03-08T17:09:15.509000000</dc:date>
    <meta:editing-duration>P2DT17H23M13S</meta:editing-duration>
    <meta:editing-cycles>14</meta:editing-cycles>
    <meta:generator>LibreOffice/7.6.4.1$Windows_X86_64 LibreOffice_project/e19e193f88cd6c0525a17fb7a176ed8e6a3e2aa1</meta:generator>
    <meta:document-statistic meta:object-count="242"/>
  </office:meta>
</office:document-meta>
</file>